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540000CE9A00005506537DA45E.wmf" manifest:media-type=""/>
  <manifest:file-entry manifest:full-path="Pictures/100000000000025F000000FA58BA4012.png" manifest:media-type=""/>
  <manifest:file-entry manifest:full-path="Pictures/10000000000002640000002F94FE0EA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711cm" fo:margin-left="0.123cm" fo:margin-right="0.166cm" table:align="margins"/>
    </style:style>
    <style:style style:name="Table1.A" style:family="table-column">
      <style:table-column-properties style:column-width="0.953cm" style:rel-column-width="4243*"/>
    </style:style>
    <style:style style:name="Table1.B" style:family="table-column">
      <style:table-column-properties style:column-width="3.493cm" style:rel-column-width="15558*"/>
    </style:style>
    <style:style style:name="Table1.C" style:family="table-column">
      <style:table-column-properties style:column-width="1.27cm" style:rel-column-width="5657*"/>
    </style:style>
    <style:style style:name="Table1.E" style:family="table-column">
      <style:table-column-properties style:column-width="5.503cm" style:rel-column-width="24519*"/>
    </style:style>
    <style:style style:name="Table1.A1" style:family="table-cell">
      <style:table-cell-properties fo:padding-left="0.123cm" fo:padding-right="0.123cm" fo:padding-top="0cm" fo:padding-bottom="0cm" fo:border="0.5pt solid #000000"/>
    </style:style>
    <style:style style:name="Table2" style:family="table">
      <style:table-properties style:width="14.711cm" fo:margin-left="0.123cm" fo:margin-right="0.166cm" table:align="margins"/>
    </style:style>
    <style:style style:name="Table2.A" style:family="table-column">
      <style:table-column-properties style:column-width="0.953cm" style:rel-column-width="4243*"/>
    </style:style>
    <style:style style:name="Table2.B" style:family="table-column">
      <style:table-column-properties style:column-width="3.493cm" style:rel-column-width="15558*"/>
    </style:style>
    <style:style style:name="Table2.C" style:family="table-column">
      <style:table-column-properties style:column-width="1.27cm" style:rel-column-width="5657*"/>
    </style:style>
    <style:style style:name="Table2.F" style:family="table-column">
      <style:table-column-properties style:column-width="2.725cm" style:rel-column-width="12140*"/>
    </style:style>
    <style:style style:name="Table2.G" style:family="table-column">
      <style:table-column-properties style:column-width="1.508cm" style:rel-column-width="6722*"/>
    </style:style>
    <style:style style:name="Table2.1" style:family="table-row">
      <style:table-row-properties fo:keep-together="always" style:use-optimal-row-height="false"/>
    </style:style>
    <style:style style:name="Table2.A1" style:family="table-cell">
      <style:table-cell-properties fo:padding-left="0.123cm" fo:padding-right="0.123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Footer">
      <style:paragraph-properties>
        <style:tab-stops/>
      </style:paragraph-properties>
    </style:style>
    <style:style style:name="P3" style:family="paragraph" style:parent-style-name="Normal">
      <style:text-properties fo:font-size="9pt" fo:font-weight="bold" style:font-size-asian="9pt" style:font-weight-asian="bold" style:font-weight-complex="bold"/>
    </style:style>
    <style:style style:name="P4" style:family="paragraph" style:parent-style-name="Normal">
      <style:paragraph-properties fo:text-align="center" style:justify-single-word="false"/>
      <style:text-properties fo:font-size="9pt" fo:font-weight="bold" style:font-size-asian="9pt" style:font-weight-asian="bold" style:font-weight-complex="bold"/>
    </style:style>
    <style:style style:name="P5" style:family="paragraph" style:parent-style-name="Normal">
      <style:text-properties fo:font-size="9pt" style:font-size-asian="9pt"/>
    </style:style>
    <style:style style:name="P6" style:family="paragraph" style:parent-style-name="Normal">
      <style:text-properties fo:font-size="12pt" fo:font-weight="bold" style:font-size-asian="12pt" style:font-weight-asian="bold" style:font-weight-complex="bold"/>
    </style:style>
    <style:style style:name="P7" style:family="paragraph" style:parent-style-name="Normal">
      <style:text-properties fo:language="en" fo:country="GB"/>
    </style:style>
    <style:style style:name="P8" style:family="paragraph" style:parent-style-name="Normal">
      <style:text-properties officeooo:rsid="0008f6c4" officeooo:paragraph-rsid="0008f6c4"/>
    </style:style>
    <style:style style:name="P9" style:family="paragraph" style:parent-style-name="Normal">
      <style:text-properties officeooo:paragraph-rsid="000a790e"/>
    </style:style>
    <style:style style:name="P10" style:family="paragraph" style:parent-style-name="Normal">
      <style:text-properties officeooo:paragraph-rsid="0008f6c4"/>
    </style:style>
    <style:style style:name="P11" style:family="paragraph" style:parent-style-name="Facts">
      <style:paragraph-properties fo:margin-left="5.08cm" fo:margin-right="0cm" fo:text-indent="0cm" style:auto-text-indent="false"/>
    </style:style>
    <style:style style:name="P12" style:family="paragraph" style:parent-style-name="TOC_20_1">
      <style:paragraph-properties>
        <style:tab-stops>
          <style:tab-stop style:position="15cm" style:type="right" style:leader-style="dotted" style:leader-text="."/>
        </style:tab-stops>
      </style:paragraph-properties>
    </style:style>
    <style:style style:name="P13" style:family="paragraph" style:parent-style-name="TOC_20_2">
      <style:paragraph-properties>
        <style:tab-stops>
          <style:tab-stop style:position="14.612cm" style:type="right" style:leader-style="dotted" style:leader-text="."/>
        </style:tab-stops>
      </style:paragraph-properties>
    </style:style>
    <style:style style:name="P14" style:family="paragraph" style:parent-style-name="Heading_20_1">
      <style:paragraph-properties fo:line-height="112%"/>
      <style:text-properties style:font-name="Arial" fo:language="nl" fo:country="NL" style:language-asian="nl" style:country-asian="NL" style:font-size-complex="12pt"/>
    </style:style>
    <style:style style:name="P15" style:family="paragraph" style:parent-style-name="Header" style:master-page-name="MP1">
      <style:paragraph-properties fo:margin-top="0cm" fo:margin-bottom="0cm" style:contextual-spacing="false" style:page-number="1" fo:break-before="page">
        <style:tab-stops/>
      </style:paragraph-properties>
    </style:style>
    <style:style style:name="P16" style:family="paragraph" style:parent-style-name="Normal">
      <style:text-properties officeooo:rsid="000ac4be" officeooo:paragraph-rsid="000ac4be"/>
    </style:style>
    <style:style style:name="P17" style:family="paragraph" style:parent-style-name="Normal">
      <style:text-properties officeooo:rsid="000b39e8" officeooo:paragraph-rsid="000b39e8"/>
    </style:style>
    <style:style style:name="P18" style:family="paragraph" style:parent-style-name="Normal" style:list-style-name="L1"/>
    <style:style style:name="P19" style:family="paragraph" style:parent-style-name="Normal" style:list-style-name="L2"/>
    <style:style style:name="P20" style:family="paragraph" style:parent-style-name="Normal" style:list-style-name="L3"/>
    <style:style style:name="P21" style:family="paragraph" style:parent-style-name="Normal">
      <style:paragraph-properties fo:line-height="112%"/>
      <style:text-properties fo:font-variant="normal" fo:text-transform="none" fo:color="#000000" style:font-name="Arial" fo:letter-spacing="normal" fo:language="nl" fo:country="NL" fo:font-style="normal" fo:font-weight="normal" style:language-asian="nl" style:country-asian="NL" style:font-size-complex="12pt"/>
    </style:style>
    <style:style style:name="P22" style:family="paragraph" style:parent-style-name="Normal" style:list-style-name="L4"/>
    <style:style style:name="P23" style:family="paragraph" style:parent-style-name="Normal">
      <style:text-properties officeooo:rsid="000a172a" officeooo:paragraph-rsid="000a172a"/>
    </style:style>
    <style:style style:name="P24" style:family="paragraph" style:parent-style-name="Normal">
      <style:text-properties officeooo:paragraph-rsid="0013e7ce"/>
    </style:style>
    <style:style style:name="P25" style:family="paragraph" style:parent-style-name="Normal">
      <style:text-properties officeooo:paragraph-rsid="00140cb5"/>
    </style:style>
    <style:style style:name="P26" style:family="paragraph" style:parent-style-name="Facts" style:master-page-name="MP0">
      <style:paragraph-properties style:page-number="auto" fo:break-before="page"/>
    </style:style>
    <style:style style:name="T1" style:family="text">
      <style:text-properties fo:language="en" fo:country="US" style:language-asian="en" style:country-asian="US"/>
    </style:style>
    <style:style style:name="T2" style:family="text">
      <style:text-properties fo:font-size="10pt" fo:language="en" fo:country="US" style:font-size-asian="10pt" style:language-asian="en" style:country-asian="US"/>
    </style:style>
    <style:style style:name="T3" style:family="text">
      <style:text-properties officeooo:rsid="000a790e"/>
    </style:style>
    <style:style style:name="T4" style:family="text">
      <style:text-properties officeooo:rsid="000ac4be"/>
    </style:style>
    <style:style style:name="T5" style:family="text">
      <style:text-properties officeooo:rsid="0008f6c4"/>
    </style:style>
    <style:style style:name="T6" style:family="text">
      <style:text-properties officeooo:rsid="000a172a"/>
    </style:style>
    <style:style style:name="T7" style:family="text">
      <style:text-properties officeooo:rsid="0013e7ce"/>
    </style:style>
    <style:style style:name="T8" style:family="text">
      <style:text-properties officeooo:rsid="00140cb5"/>
    </style:style>
    <style:style style:name="T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11">Auteur(s):<text:tab/></text:p>
      <text:p text:style-name="Facts">Koen Schoute</text:p>
      <text:p text:style-name="Facts">(nog in te voegen)</text:p>
      <text:p text:style-name="Facts">Versie:<text:tab/>0.1</text:p>
      <text:p text:style-name="Facts">Status:<text:tab/>Concept</text:p>
      <text:p text:style-name="Facts">Datum:<text:tab/>25 maart 2013</text:p>
      <text:p text:style-name="Facts"/>
      <text:p text:style-name="Facts">ITopia is onderdeel van de </text:p>
      <text:p text:style-name="Facts">Hogeschool van Amsterdam</text:p>
      <text:p text:style-name="P15">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Ver.</text:p>
          </table:table-cell>
          <table:table-cell table:style-name="Table1.A1" office:value-type="string">
            <text:p text:style-name="P3">Status</text:p>
          </table:table-cell>
          <table:table-cell table:style-name="Table1.A1" office:value-type="string">
            <text:p text:style-name="P3">Datum</text:p>
          </table:table-cell>
          <table:table-cell table:style-name="Table1.A1" office:value-type="string">
            <text:p text:style-name="P3">Auteur(s)</text:p>
          </table:table-cell>
          <table:table-cell table:style-name="Table1.A1" office:value-type="string">
            <text:p text:style-name="P3">Wijzigingen</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TOC_20_1"/>
      <text:p text:style-name="P6">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3"/>
          </table:table-cell>
          <table:table-cell table:style-name="Table2.A1" table:number-columns-spanned="2" office:value-type="string">
            <text:p text:style-name="P4">Uitvoering</text:p>
          </table:table-cell>
          <table:covered-table-cell/>
          <table:table-cell table:style-name="Table2.A1" table:number-columns-spanned="2" office:value-type="string">
            <text:p text:style-name="P4">Controle</text:p>
          </table:table-cell>
          <table:covered-table-cell/>
          <table:table-cell table:style-name="Table2.A1" table:number-columns-spanned="2" office:value-type="string">
            <text:p text:style-name="P4">Goedkeuring</text:p>
          </table:table-cell>
          <table:covered-table-cell/>
        </table:table-row>
        <table:table-row>
          <table:table-cell table:style-name="Table2.A1" office:value-type="string">
            <text:p text:style-name="P3">Ver.</text:p>
          </table:table-cell>
          <table:table-cell table:style-name="Table2.A1" office:value-type="string">
            <text:p text:style-name="P3">Naam</text:p>
          </table:table-cell>
          <table:table-cell table:style-name="Table2.A1" office:value-type="string">
            <text:p text:style-name="P3">Datum</text:p>
          </table:table-cell>
          <table:table-cell table:style-name="Table2.A1" office:value-type="string">
            <text:p text:style-name="P3">Naam </text:p>
          </table:table-cell>
          <table:table-cell table:style-name="Table2.A1" office:value-type="string">
            <text:p text:style-name="P3">Datum</text:p>
          </table:table-cell>
          <table:table-cell table:style-name="Table2.A1" office:value-type="string">
            <text:p text:style-name="P3">Naam</text:p>
          </table:table-cell>
          <table:table-cell table:style-name="Table2.A1" office:value-type="string">
            <text:p text:style-name="P3">Datum</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2"/>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
      <text:p text:style-name="TOC_20_1"/>
      <text:p text:style-name="Heading_20_zonder_20_nummering">Samenvatting</text:p>
      <text:p text:style-name="P7">Dit document bevat de uitwerking van de IRI opdracht van het team bestaande uit:</text:p>
      <text:p text:style-name="P7"/>
      <text:p text:style-name="P7">- Koen Schoute</text:p>
      <text:p text:style-name="P7">- Rens Visser</text:p>
      <text:p text:style-name="P7">- Oussama El Hadouchi</text:p>
      <text:p text:style-name="P7">- Daniel Koek</text:p>
      <text:p text:style-name="P7"/>
      <text:p text:style-name="P7">//TODO: Samenvatting aftikken wanneer de rest van het document compleet is.</text:p>
      <text:p text:style-name="Heading_20_zonder_20_nummering"><text:bookmark-start text:name="_Toc42685122"/><text:bookmark-start text:name="_Toc42685052"/><text:bookmark-start text:name="_Toc42685029"/><text:bookmark-start text:name="_Toc42684979"/><text:bookmark-start text:name="_Toc42684974"/><text:bookmark-start text:name="_Toc42684964"/><text:bookmark-start text:name="_Toc42684958"/><text:bookmark-start text:name="_Toc42684952"/>Inhoudsopgave<text:bookmark-end text:name="_Toc42685122"/><text:bookmark-end text:name="_Toc42685052"/><text:bookmark-end text:name="_Toc42685029"/><text:bookmark-end text:name="_Toc42684979"/><text:bookmark-end text:name="_Toc42684974"/><text:bookmark-end text:name="_Toc42684964"/><text:bookmark-end text:name="_Toc42684958"/><text:bookmark-end text:name="_Toc42684952"/></text:p>
      <text:table-of-content text:style-name="Sect1" text:name="_TOC0">
        <text:table-of-content-source text:outline-level="3"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2"><text:a xlink:type="simple" xlink:href="#__RefHeading__508_629050910">Inleiding<text:tab/>4</text:a></text:p>
          <text:p text:style-name="P12"><text:a xlink:type="simple" xlink:href="#__RefHeading__510_629050910">Server<text:tab/>5</text:a></text:p>
          <text:p text:style-name="P13"><text:a xlink:type="simple" xlink:href="#__RefHeading__512_629050910">Eisen<text:tab/>5</text:a></text:p>
          <text:p text:style-name="P13"><text:a xlink:type="simple" xlink:href="#__RefHeading__514_629050910">Voordelen<text:tab/>5</text:a></text:p>
          <text:p text:style-name="P13"><text:a xlink:type="simple" xlink:href="#__RefHeading__516_629050910">Nadelen<text:tab/>5</text:a></text:p>
          <text:p text:style-name="P13"><text:a xlink:type="simple" xlink:href="#__RefHeading__518_629050910">Alternatieven<text:tab/>5</text:a></text:p>
          <text:p text:style-name="P12"><text:a xlink:type="simple" xlink:href="#__RefHeading__581_629050910">Werkstation<text:tab/>6</text:a></text:p>
          <text:p text:style-name="P13"><text:a xlink:type="simple" xlink:href="#__RefHeading__512_6290509102">Eisen<text:tab/>6</text:a></text:p>
          <text:p text:style-name="P13"><text:a xlink:type="simple" xlink:href="#__RefHeading__514_6290509102">Voordelen<text:tab/>6</text:a></text:p>
          <text:p text:style-name="P13"><text:a xlink:type="simple" xlink:href="#__RefHeading__516_6290509102">Nadelen<text:tab/>6</text:a></text:p>
          <text:p text:style-name="P13"><text:a xlink:type="simple" xlink:href="#__RefHeading__518_6290509102">Alternatieven<text:tab/>6</text:a></text:p>
          <text:p text:style-name="P12"><text:a xlink:type="simple" xlink:href="#__RefHeading__583_629050910">CommunicatieBus<text:tab/>7</text:a></text:p>
          <text:p text:style-name="P13"><text:a xlink:type="simple" xlink:href="#__RefHeading__512_6290509103">Eisen<text:tab/>7</text:a></text:p>
          <text:p text:style-name="P13"><text:a xlink:type="simple" xlink:href="#__RefHeading__514_6290509103">Voordelen<text:tab/>7</text:a></text:p>
          <text:p text:style-name="P13"><text:a xlink:type="simple" xlink:href="#__RefHeading__516_6290509103">Nadelen<text:tab/>7</text:a></text:p>
          <text:p text:style-name="P13"><text:a xlink:type="simple" xlink:href="#__RefHeading__518_6290509103">Alternatieven<text:tab/>7</text:a></text:p>
          <text:p text:style-name="P12"><text:a xlink:type="simple" xlink:href="#__RefHeading__585_629050910">Printer<text:tab/>8</text:a></text:p>
          <text:p text:style-name="P13"><text:a xlink:type="simple" xlink:href="#__RefHeading__512_6290509104">Eisen<text:tab/>8</text:a></text:p>
          <text:p text:style-name="P13"><text:a xlink:type="simple" xlink:href="#__RefHeading__514_6290509104">Voordelen<text:tab/>8</text:a></text:p>
          <text:p text:style-name="P13"><text:a xlink:type="simple" xlink:href="#__RefHeading__516_6290509104">Nadelen<text:tab/>8</text:a></text:p>
          <text:p text:style-name="P13"><text:a xlink:type="simple" xlink:href="#__RefHeading__518_6290509104">Alternatieven<text:tab/>8</text:a></text:p>
          <text:p text:style-name="P12"><text:a xlink:type="simple" xlink:href="#__RefHeading__587_629050910">PLC/Input<text:tab/>9</text:a></text:p>
          <text:p text:style-name="P13"><text:a xlink:type="simple" xlink:href="#__RefHeading__512_6290509105">Eisen<text:tab/>9</text:a></text:p>
          <text:p text:style-name="P13"><text:a xlink:type="simple" xlink:href="#__RefHeading__514_6290509105">Voordelen<text:tab/>9</text:a></text:p>
          <text:p text:style-name="P13"><text:a xlink:type="simple" xlink:href="#__RefHeading__516_6290509105">Nadelen<text:tab/>9</text:a></text:p>
          <text:p text:style-name="P13"><text:a xlink:type="simple" xlink:href="#__RefHeading__518_6290509105">Alternatieven<text:tab/>9</text:a></text:p>
          <text:p text:style-name="P12"><text:a xlink:type="simple" xlink:href="#__RefHeading__589_629050910">Database<text:tab/>10</text:a></text:p>
          <text:p text:style-name="P13"><text:a xlink:type="simple" xlink:href="#__RefHeading__512_6290509106">Eisen<text:tab/>10</text:a></text:p>
          <text:p text:style-name="P13"><text:a xlink:type="simple" xlink:href="#__RefHeading__514_6290509106">Voordelen<text:tab/>10</text:a></text:p>
          <text:p text:style-name="P13"><text:a xlink:type="simple" xlink:href="#__RefHeading__516_6290509106">Nadelen<text:tab/>10</text:a></text:p>
          <text:p text:style-name="P13"><text:a xlink:type="simple" xlink:href="#__RefHeading__518_6290509106">Alternatieven<text:tab/>10</text:a></text:p>
        </text:index-body>
      </text:table-of-content>
      <text:p text:style-name="Normal"/>
      <text:p text:style-name="TOC_20_1"/>
      <text:h text:style-name="Heading_20_1" text:outline-level="1"><text:bookmark-start text:name="__RefHeading__508_629050910"/>Inleiding<text:bookmark-end text:name="__RefHeading__508_629050910"/></text:h>
      <text:p text:style-name="Normal">(omschrijving van opdracht)</text:p>
      <text:h text:style-name="Heading_20_1" text:outline-level="1"><text:bookmark-start text:name="__RefHeading__510_629050910"/>Server<text:bookmark-end text:name="__RefHeading__510_629050910"/></text:h>
      <text:p text:style-name="P9"><text:span text:style-name="T3">De IBM Power 775 server is een robuuste schaalbare server ontworpen voor het verwerken van grote hoeveelheden gegevens zoals die van wetenschappelijke onderzoeken en </text:span><text:span text:style-name="T4">simulaties.</text:span></text:p>
      <text:h text:style-name="Heading_20_2" text:outline-level="2"><text:bookmark-start text:name="__RefHeading__512_629050910"/><text:bookmark-start text:name="_Toc42687553"/>E<text:bookmark-end text:name="_Toc42687553"/>isen<text:bookmark-end text:name="__RefHeading__512_629050910"/></text:h>
      <text:p text:style-name="P16">De server moet een hoge capaciteit hebben, omdat de gegevens met een zo'n klein mogelijke vertraging moeten worden weergegeven op de schermen. </text:p>
      <text:h text:style-name="Heading_20_2" text:outline-level="2"><text:bookmark-start text:name="__RefHeading__514_629050910"/><text:bookmark-start text:name="_Toc42687554"/>V<text:bookmark-end text:name="_Toc42687554"/>oordelen<text:bookmark-end text:name="__RefHeading__514_629050910"/></text:h>
      <text:p text:style-name="P16">Door het modulaire ontwerp zal de server kunnen blijven functioneren bij plaatselijke uitval. Ook is hij watergekoeld, hierdoor hoeft er geen speciale ventilatie te komen in de ruimte waar hij geplaatst zal worden. </text:p>
      <text:h text:style-name="Heading_20_2" text:outline-level="2"><text:bookmark-start text:name="__RefHeading__516_629050910"/>Nadelen<text:bookmark-end text:name="__RefHeading__516_629050910"/></text:h>
      <text:p text:style-name="P16">Omdat de server niet gebouwd is voor extreme omstandigheden zal hij buiten de reactor moeten worden geplaatst. </text:p>
      <text:h text:style-name="Heading_20_2" text:outline-level="2"><text:bookmark-start text:name="__RefHeading__518_629050910"/>Alternatieven<text:bookmark-end text:name="__RefHeading__518_629050910"/></text:h>
      <text:p text:style-name="P17">We hebben ook nog naar een HP Proliant gekeken. Deze zijn echter meer ontwerpen om in grote datacenters geplaatst te worden, en is daarom niet geschikt om als single-purpose te worden ingezet. </text:p>
      <text:h text:style-name="Heading_20_1" text:outline-level="1"><text:bookmark-start text:name="__RefHeading__581_629050910"/><text:bookmark-start text:name="_Toc426875521"/>W<text:bookmark-end text:name="_Toc426875521"/>erkstation<text:bookmark-end text:name="__RefHeading__581_629050910"/></text:h>
      <text:p text:style-name="Normal">(Algemene beschrijving van product)</text:p>
      <text:h text:style-name="Heading_20_2" text:outline-level="2"><text:bookmark-start text:name="__RefHeading__512_6290509102"/><text:bookmark-start text:name="_Toc426875532"/>E<text:bookmark-end text:name="_Toc426875532"/>isen<text:bookmark-end text:name="__RefHeading__512_6290509102"/></text:h>
      <text:p text:style-name="Normal">(Omschrijving van aan welke eisen het product moet doen)</text:p>
      <text:h text:style-name="Heading_20_2" text:outline-level="2"><text:bookmark-start text:name="__RefHeading__514_6290509102"/><text:bookmark-start text:name="_Toc426875542"/>V<text:bookmark-end text:name="_Toc426875542"/>oordelen<text:bookmark-end text:name="__RefHeading__514_6290509102"/></text:h>
      <text:p text:style-name="Normal">(Omschrijving van voordelen)</text:p>
      <text:h text:style-name="Heading_20_2" text:outline-level="2"><text:bookmark-start text:name="__RefHeading__516_6290509102"/>Nadelen<text:bookmark-end text:name="__RefHeading__516_6290509102"/></text:h>
      <text:p text:style-name="Normal">(Omschrijving van nadelen)</text:p>
      <text:h text:style-name="Heading_20_2" text:outline-level="2"><text:bookmark-start text:name="__RefHeading__518_6290509102"/>Alternatieven<text:bookmark-end text:name="__RefHeading__518_6290509102"/></text:h>
      <text:p text:style-name="Normal">(Omschrijving van andere producten waar we naar hebben gekeken)</text:p>
      <text:h text:style-name="Heading_20_1" text:outline-level="1"><text:bookmark-start text:name="__RefHeading__583_629050910"/><text:bookmark-start text:name="_Toc426875522"/>C<text:bookmark-end text:name="_Toc426875522"/>ommunicatieBus<text:bookmark-end text:name="__RefHeading__583_629050910"/></text:h>
      <text:p text:style-name="P25"><text:span text:style-name="T8">Voor de communicatiebus gebruiker we etherCAT.</text:span></text:p>
      <text:h text:style-name="Heading_20_2" text:outline-level="2"><text:bookmark-start text:name="__RefHeading__512_6290509103"/><text:bookmark-start text:name="_Toc426875533"/>E<text:bookmark-end text:name="_Toc426875533"/>isen<text:bookmark-end text:name="__RefHeading__512_6290509103"/></text:h>
      <text:p text:style-name="P25"><text:span text:style-name="T8">De communicatiebus moet zekerheid bieden dat de data binnen een bepaalde tijd altijd aankomt.</text:span></text:p>
      <text:h text:style-name="Heading_20_2" text:outline-level="2"><text:bookmark-start text:name="__RefHeading__514_6290509103"/><text:bookmark-start text:name="_Toc426875543"/>V<text:bookmark-end text:name="_Toc426875543"/>oordelen<text:bookmark-end text:name="__RefHeading__514_6290509103"/></text:h>
      <text:p text:style-name="P25"><text:span text:style-name="T8">etherCAT voldoet aan alle eisen, ook omdat het is ontworpen voor de industrie. Het is tot nu toe de snelste vorm van industrial ethernet die er bestaat.</text:span></text:p>
      <text:h text:style-name="Heading_20_2" text:outline-level="2"><text:bookmark-start text:name="__RefHeading__516_6290509103"/>Nadelen<text:bookmark-end text:name="__RefHeading__516_6290509103"/></text:h>
      <text:p text:style-name="P25"><text:span text:style-name="T8">Geen signigicante nadelen gevonden</text:span></text:p>
      <text:h text:style-name="Heading_20_2" text:outline-level="2"><text:bookmark-start text:name="__RefHeading__518_6290509103"/>Alternatieven<text:bookmark-end text:name="__RefHeading__518_6290509103"/></text:h>
      <text:p text:style-name="P25"><text:span text:style-name="T8">Geen alternatieven gevonden.</text:span></text:p>
      <text:h text:style-name="Heading_20_1" text:outline-level="1"><text:bookmark-start text:name="__RefHeading__585_629050910"/><text:bookmark-start text:name="_Toc426875523"/>P<text:bookmark-end text:name="_Toc426875523"/>rinter<text:bookmark-end text:name="__RefHeading__585_629050910"/></text:h>
      <text:p text:style-name="Normal">(Algemene beschrijving van product)</text:p>
      <text:h text:style-name="Heading_20_2" text:outline-level="2"><text:bookmark-start text:name="__RefHeading__512_6290509104"/><text:bookmark-start text:name="_Toc426875534"/>E<text:bookmark-end text:name="_Toc426875534"/>isen<text:bookmark-end text:name="__RefHeading__512_6290509104"/></text:h>
      <text:p text:style-name="Normal">(Omschrijving van aan welke eisen het product moet doen)</text:p>
      <text:h text:style-name="Heading_20_2" text:outline-level="2"><text:bookmark-start text:name="__RefHeading__514_6290509104"/><text:bookmark-start text:name="_Toc426875544"/>V<text:bookmark-end text:name="_Toc426875544"/>oordelen<text:bookmark-end text:name="__RefHeading__514_6290509104"/></text:h>
      <text:p text:style-name="Normal">(Omschrijving van voordelen)</text:p>
      <text:h text:style-name="Heading_20_2" text:outline-level="2"><text:bookmark-start text:name="__RefHeading__516_6290509104"/>Nadelen<text:bookmark-end text:name="__RefHeading__516_6290509104"/></text:h>
      <text:p text:style-name="Normal">(Omschrijving van nadelen)</text:p>
      <text:h text:style-name="Heading_20_2" text:outline-level="2"><text:bookmark-start text:name="__RefHeading__518_6290509104"/>Alternatieven<text:bookmark-end text:name="__RefHeading__518_6290509104"/></text:h>
      <text:p text:style-name="Normal">(Omschrijving van andere producten waar we naar hebben gekeken)</text:p>
      <text:h text:style-name="Heading_20_1" text:outline-level="1"><text:bookmark-start text:name="__RefHeading__587_629050910"/>Profihub A5<text:bookmark-end text:name="__RefHeading__587_629050910"/></text:h>
      <text:p text:style-name="Normal">Wij gebruiken drie Profihub A5's van procentec om alle sensoren op aan te sluiten. De profihub maakt gebruik van het profibus protocol. <text:s/></text:p>
      <text:h text:style-name="Heading_20_2" text:outline-level="2"><text:bookmark-start text:name="__RefHeading__512_6290509105"/><text:bookmark-start text:name="_Toc426875535"/>E<text:bookmark-end text:name="_Toc426875535"/>isen<text:bookmark-end text:name="__RefHeading__512_6290509105"/></text:h>
      <text:p text:style-name="Normal">De Profihub moet <text:s/>voldoen aan de volgende eisen:</text:p>
      <text:list xml:id="list38321767" text:style-name="L1">
        <text:list-item>
          <text:p text:style-name="P18">Sensoren moeten hun informatie kunnen versturen</text:p>
        </text:list-item>
        <text:list-item>
          <text:p text:style-name="P18">Robuust</text:p>
        </text:list-item>
        <text:list-item>
          <text:p text:style-name="P18">150m lengte ondersteund</text:p>
        </text:list-item>
        <text:list-item>
          <text:p text:style-name="P18">instelbaar als slave</text:p>
        </text:list-item>
      </text:list>
      <text:h text:style-name="Heading_20_2" text:outline-level="2"><text:bookmark-start text:name="__RefHeading__514_6290509105"/><text:bookmark-start text:name="_Toc426875545"/>V<text:bookmark-end text:name="_Toc426875545"/>oordelen<text:bookmark-end text:name="__RefHeading__514_6290509105"/></text:h>
      <text:list xml:id="list38319229" text:style-name="L2">
        <text:list-item>
          <text:p text:style-name="P19">Instelbaar als master/slave</text:p>
        </text:list-item>
        <text:list-item>
          <text:p text:style-name="P19">5 multiplexed kanalen van max 31 aansluitingen.</text:p>
        </text:list-item>
        <text:list-item>
          <text:p text:style-name="P19">12 mbps transfers rates</text:p>
        </text:list-item>
        <text:list-item>
          <text:p text:style-name="P19">Uniform api</text:p>
        </text:list-item>
      </text:list>
      <text:h text:style-name="Heading_20_2" text:outline-level="2"><text:bookmark-start text:name="__RefHeading__516_6290509105"/>Nadelen<text:bookmark-end text:name="__RefHeading__516_6290509105"/></text:h>
      <text:p text:style-name="Normal">– Maximaal 55 graden graden celcius.</text:p>
      <text:h text:style-name="Heading_20_2" text:outline-level="2"><text:bookmark-start text:name="__RefHeading__518_6290509105"/>Alternatieven<text:bookmark-end text:name="__RefHeading__518_6290509105"/></text:h>
      <text:p text:style-name="Normal">TB20 van Helmholz.</text:p>
      <text:h text:style-name="Heading_20_1" text:outline-level="1">FG-PB-2 Gateway</text:h>
      <text:p text:style-name="Normal">De FG-PB-2 gateway van Softing IA is alles wat we nodig hebben, het kan een profibus netwerk laten communiceren met een Ethernet netwerk. Door middel van de conversie kunnen wij de server laten communiceren met de sensoren. <text:s/></text:p>
      <text:h text:style-name="Heading_20_2" text:outline-level="2"><text:bookmark-start text:name="__RefHeading__512_62905091061"/><text:bookmark-start text:name="_Toc4268755361"/>E<text:bookmark-end text:name="_Toc4268755361"/>isen<text:bookmark-end text:name="__RefHeading__512_62905091061"/></text:h>
      <text:list xml:id="list38330391" text:style-name="L3">
        <text:list-item>
          <text:p text:style-name="P20">Profbus protocol kunnen converteren naar een Ethernet protocol.</text:p>
        </text:list-item>
        <text:list-item>
          <text:p text:style-name="P20">Minimaal 2 profibus netwerken ondersteunen.</text:p>
        </text:list-item>
      </text:list>
      <text:h text:style-name="Heading_20_2" text:outline-level="2"><text:bookmark-start text:name="__RefHeading__514_62905091061"/><text:bookmark-start text:name="_Toc4268755461"/>V<text:bookmark-end text:name="_Toc4268755461"/>oordelen<text:bookmark-end text:name="__RefHeading__514_62905091061"/></text:h>
      <text:p text:style-name="Normal">– Robuust</text:p>
      <text:p text:style-name="Normal">– Alle protocollen van profibus worden ondersteund</text:p>
      <text:p text:style-name="Normal">– Multi profibus support.</text:p>
      <text:h text:style-name="Heading_20_2" text:outline-level="2"><text:bookmark-start text:name="__RefHeading__516_62905091061"/>Nadelen<text:bookmark-end text:name="__RefHeading__516_62905091061"/></text:h>
      <text:p text:style-name="Normal">– Ondersteund maar 2 profibus netwerken daarom hebben we minimaal 2 gateway's <text:s text:c="7"/>nodig.</text:p>
      <text:h text:style-name="Heading_20_2" text:outline-level="2"><text:bookmark-start text:name="__RefHeading__518_62905091061"/>Alternatieven<text:bookmark-end text:name="__RefHeading__518_62905091061"/></text:h>
      <text:p text:style-name="Normal">(Omschrijving van andere producten waar we naar hebben gekeken)</text:p>
      <text:h text:style-name="P14" text:outline-level="1"><text:bookmark text:name="btAsinTitle"/>Netgear FS116 ProSafe Switch</text:h>
      <text:p text:style-name="P21">De 16 poorts Netgear FS116 ProSafe switch ondersteund 100BASE-TX Ethernet, over dit Ethernet zal de server, werkstations en de gatway's werken. </text:p>
      <text:h text:style-name="Heading_20_2" text:outline-level="2"><text:bookmark-start text:name="_Toc4268755362"/>E<text:bookmark-end text:name="_Toc4268755362"/>isen</text:h>
      <text:list xml:id="list38311542" text:style-name="L4">
        <text:list-item>
          <text:p text:style-name="P22">100BASE-TX kabel</text:p>
        </text:list-item>
        <text:list-item>
          <text:p text:style-name="P22">Minimaal 15 apparaten ondersteunen.</text:p>
        </text:list-item>
      </text:list>
      <text:h text:style-name="Heading_20_2" text:outline-level="2"><text:bookmark-start text:name="__RefHeading__514_62905091062"/><text:bookmark-start text:name="_Toc4268755462"/>V<text:bookmark-end text:name="_Toc4268755462"/>oordelen<text:bookmark-end text:name="__RefHeading__514_62905091062"/></text:h>
      <text:p text:style-name="Normal">Alles wat wij nodig hebben wordt ondersteund, zo hier door kunnen we alles binnen het netwerk plaatsen. </text:p>
      <text:h text:style-name="Heading_20_2" text:outline-level="2"><text:bookmark-start text:name="__RefHeading__516_62905091062"/>Nadelen<text:bookmark-end text:name="__RefHeading__516_62905091062"/></text:h>
      <text:p text:style-name="P24">(Omschrijving van nadelen)</text:p>
      <text:h text:style-name="Heading_20_2" text:outline-level="2"><text:bookmark-start text:name="__RefHeading__518_62905091062"/>Alternatieven<text:bookmark-end text:name="__RefHeading__518_62905091062"/></text:h>
      <text:p text:style-name="Normal">Geen gevonden aan gezien de we meteen de de genen hadden gevonden die nodig was.</text:p>
      <text:h text:style-name="Heading_20_1" text:outline-level="1"><text:bookmark-start text:name="__RefHeading__589_629050910"/>Database<text:bookmark-end text:name="__RefHeading__589_629050910"/></text:h>
      <text:p text:style-name="P8">eXtremeDB In-Memory Database System</text:p>
      <text:p text:style-name="P8">Wij hebben gekozen voor deze database. Hij draait in RAM. </text:p>
      <text:h text:style-name="Heading_20_2" text:outline-level="2"><text:bookmark-start text:name="__RefHeading__512_6290509106"/><text:bookmark-start text:name="_Toc426875536"/>E<text:bookmark-end text:name="_Toc426875536"/>isen<text:bookmark-end text:name="__RefHeading__512_6290509106"/></text:h>
      <text:p text:style-name="P10"><text:span text:style-name="T5">Omdat de sensoren een uitleesfrequentie hebben van 100 milliseconden en 10 milleseconden, </text:span><text:span text:style-name="T6">is het belangrijk dat de serversoftware dit kan bijbenen.</text:span></text:p>
      <text:h text:style-name="Heading_20_2" text:outline-level="2"><text:bookmark-start text:name="__RefHeading__514_6290509106"/><text:bookmark-start text:name="_Toc426875546"/>V<text:bookmark-end text:name="_Toc426875546"/>oordelen<text:bookmark-end text:name="__RefHeading__514_6290509106"/></text:h>
      <text:p text:style-name="P23">Omdat de server in RAM draait, is deze stukken sneller. Hierdoor zal hij de hoge uitleesfrequentie van de sensoren kunnen bijbenen</text:p>
      <text:h text:style-name="Heading_20_2" text:outline-level="2"><text:bookmark-start text:name="__RefHeading__516_6290509106"/>Nadelen<text:bookmark-end text:name="__RefHeading__516_6290509106"/></text:h>
      <text:p text:style-name="P23">Omdat de gegevens in eerste instantie in een vluchtig geheugen worden opgeslagen, zal er bij een onverwachte stroomuitval de nodige gegevens verloren gaan. </text:p>
      <text:h text:style-name="Heading_20_2" text:outline-level="2"><text:bookmark-start text:name="__RefHeading__518_6290509106"/>Alternatieven<text:bookmark-end text:name="__RefHeading__518_6290509106"/></text:h>
      <text:p text:style-name="P23">We hebben ook nog naar mySQL gekeken. Deze werkt echter niet snel genoeg om de hoge snelheid van de sensoren bij te ben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cm" fo:margin-bottom="0.212cm" style:contextual-spacing="false" fo:hyphenation-ladder-count="no-limit" fo:break-before="page" fo:keep-with-next="always"/>
      <style:text-properties fo:font-size="24pt" fo:font-weight="bold" style:font-size-asian="24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635cm" fo:margin-bottom="0.106cm" style:contextual-spacing="false" fo:hyphenation-ladder-count="no-limit" fo:keep-with-next="always"/>
      <style:text-properties fo:font-size="18pt" fo:font-weight="bold" style:font-size-asian="18pt" style:font-weight-asian="bold" style:font-name-complex="Arial" style:font-size-complex="14pt" style:font-weight-complex="bold" fo:hyphenate="false"/>
    </style:style>
    <style:style style:name="Heading_20_3" style:display-name="Heading 3" style:family="paragraph" style:parent-style-name="Normal" style:next-style-name="Normal" style:default-outline-level="3" style:class="text">
      <style:paragraph-properties fo:margin-top="0.635cm" fo:margin-bottom="0.071cm" style:contextual-spacing="false" fo:hyphenation-ladder-count="no-limit" fo:keep-with-next="always"/>
      <style:text-properties fo:font-size="14pt" fo:font-weight="bold" style:font-size-asian="14pt" style:font-weight-asian="bold" style:font-name-complex="Arial"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ize="12pt" fo:font-weight="bold" style:font-size-asian="12pt" style:font-weight-asian="bold" style:font-name-complex="Arial"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Times New Roman"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Times New Roman" fo:font-size="12pt" style:font-size-asian="12pt" fo:hyphenate="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Times New Roman" fo:font-size="12pt" fo:font-style="italic" style:font-size-asian="12pt"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omplex="Arial" style:font-size-complex="11pt" fo:hyphenate="false"/>
    </style:style>
    <style:style style:name="Normal" style:family="paragraph">
      <style:paragraph-properties fo:line-height="112%" fo:hyphenation-ladder-count="no-limit"/>
      <style:text-properties style:font-name="Arial" fo:font-size="11pt" fo:language="nl" fo:country="NL" style:font-size-asian="11pt" style:language-asian="nl" style:country-asian="NL" style:font-size-complex="12pt" fo:hyphenate="false"/>
    </style:style>
    <style:style style:name="Body_20_Text_20_Indent" style:display-name="Body Text Indent" style:family="paragraph" style:parent-style-name="Normal">
      <style:paragraph-properties fo:margin="100%" fo:margin-left="6.35cm" fo:margin-right="0cm" fo:margin-top="0cm" fo:margin-bottom="0cm" style:contextual-spacing="false" fo:hyphenation-ladder-count="no-limit" fo:text-indent="-1.905cm" style:auto-text-indent="false">
        <style:tab-stops/>
      </style:paragraph-properties>
      <style:text-properties fo:font-size="12pt" style:font-size-asian="12pt" fo:hyphenate="false"/>
    </style:style>
    <style:style style:name="Header" style:family="paragraph" style:parent-style-name="Normal" style:class="extra">
      <style:paragraph-properties fo:margin-top="0.529cm" fo:margin-bottom="0cm" style:contextual-spacing="false" fo:hyphenation-ladder-count="no-limit">
        <style:tab-stops>
          <style:tab-stop style:position="7.325cm" style:type="center"/>
          <style:tab-stop style:position="14.651cm" style:type="right"/>
        </style:tab-stops>
      </style:paragraph-properties>
      <style:text-properties fo:font-weight="bold" style:font-weight-asian="bold" style:font-weight-complex="bold" fo:hyphenate="false"/>
    </style:style>
    <style:style style:name="Footer" style:family="paragraph" style:parent-style-name="Normal" style:class="extra">
      <style:paragraph-properties fo:hyphenation-ladder-count="no-limit">
        <style:tab-stops>
          <style:tab-stop style:position="7.325cm" style:type="center"/>
          <style:tab-stop style:position="15.002cm" style:type="right"/>
        </style:tab-stops>
      </style:paragraph-properties>
      <style:text-properties fo:font-size="9pt" style:font-size-asian="9pt" fo:hyphenate="false"/>
    </style:style>
    <style:style style:name="Body_20_Text" style:display-name="Body Text" style:family="paragraph" style:parent-style-name="Normal">
      <style:paragraph-properties fo:hyphenation-ladder-count="no-limit"/>
      <style:text-properties fo:font-size="12pt" style:font-size-asian="12pt"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itle" style:family="paragraph" style:parent-style-name="Heading_20_1" style:default-outline-level="1" style:list-style-name="" style:class="chapter">
      <style:paragraph-properties fo:margin-top="0cm" fo:margin-bottom="0cm" style:contextual-spacing="false" fo:line-height="100%" fo:hyphenation-ladder-count="no-limit"/>
      <style:text-properties fo:color="#ffffff" fo:hyphenate="false"/>
    </style:style>
    <style:style style:name="Subtitle" style:family="paragraph" style:parent-style-name="Heading_20_2" style:default-outline-level="2" style:list-style-name="" style:class="chapter">
      <style:paragraph-properties fo:margin-top="0cm" fo:margin-bottom="0cm" style:contextual-spacing="false" fo:line-height="100%" fo:hyphenation-ladder-count="no-limit"/>
      <style:text-properties fo:color="#ffffff" fo:font-weight="normal" style:font-weight-asian="normal" style:font-weight-complex="normal" fo:hyphenate="false"/>
    </style:style>
    <style:style style:name="Facts" style:family="paragraph" style:parent-style-name="Normal">
      <style:paragraph-properties fo:margin="100%" fo:margin-left="6.985cm" fo:margin-right="0cm" fo:margin-top="0cm" fo:margin-bottom="0cm" style:contextual-spacing="false" fo:hyphenation-ladder-count="no-limit" fo:text-indent="-1.905cm" style:auto-text-indent="false">
        <style:tab-stops>
          <style:tab-stop style:position="0cm"/>
        </style:tab-stops>
      </style:paragraph-properties>
      <style:text-properties fo:hyphenate="false"/>
    </style:style>
    <style:style style:name="TOC_20_2" style:display-name="TOC 2" style:family="paragraph" style:parent-style-name="Normal" style:next-style-name="Normal" style:auto-update="true">
      <style:paragraph-properties fo:margin="100%" fo:margin-left="0.388cm" fo:margin-right="0cm" fo:margin-top="0cm" fo:margin-bottom="0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776cm" fo:margin-right="0cm" fo:margin-top="0cm" fo:margin-bottom="0cm" style:contextual-spacing="false" fo:hyphenation-ladder-count="no-limit" fo:text-indent="0cm" style:auto-text-indent="false">
        <style:tab-stops/>
      </style:paragraph-properties>
      <style:text-properties fo:hyphenate="false"/>
    </style:style>
    <style:style style:name="TOC_20_4" style:display-name="TOC 4" style:family="paragraph" style:parent-style-name="Normal" style:next-style-name="Normal" style:auto-update="true">
      <style:paragraph-properties fo:margin="100%" fo:margin-left="1.164cm" fo:margin-right="0cm" fo:margin-top="0cm" fo:margin-bottom="0cm" style:contextual-spacing="false" fo:hyphenation-ladder-count="no-limit" fo:text-indent="0cm" style:auto-text-indent="false">
        <style:tab-stops/>
      </style:paragraph-properties>
      <style:text-properties fo:hyphenate="false"/>
    </style:style>
    <style:style style:name="TOC_20_5" style:display-name="TOC 5" style:family="paragraph" style:parent-style-name="Normal" style:next-style-name="Normal" style:auto-update="true">
      <style:paragraph-properties fo:margin="100%" fo:margin-left="1.552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100%" fo:margin-left="1.94cm" fo:margin-right="0cm" fo:margin-top="0cm" fo:margin-bottom="0cm" style:contextual-spacing="false" fo:hyphenation-ladder-count="no-limit" fo:text-indent="0cm" style:auto-text-indent="false">
        <style:tab-stops/>
      </style:paragraph-properties>
      <style:text-properties fo:hyphenate="false"/>
    </style:style>
    <style:style style:name="TOC_20_7" style:display-name="TOC 7" style:family="paragraph" style:parent-style-name="Normal" style:next-style-name="Normal" style:auto-update="true">
      <style:paragraph-properties fo:margin="100%" fo:margin-left="2.328cm" fo:margin-right="0cm" fo:margin-top="0cm" fo:margin-bottom="0cm" style:contextual-spacing="false" fo:hyphenation-ladder-count="no-limit" fo:text-indent="0cm" style:auto-text-indent="false">
        <style:tab-stops/>
      </style:paragraph-properties>
      <style:text-properties fo:hyphenate="false"/>
    </style:style>
    <style:style style:name="TOC_20_8" style:display-name="TOC 8" style:family="paragraph" style:parent-style-name="Normal" style:next-style-name="Normal" style:auto-update="true">
      <style:paragraph-properties fo:margin="100%" fo:margin-left="2.716cm" fo:margin-right="0cm" fo:margin-top="0cm" fo:margin-bottom="0cm" style:contextual-spacing="false" fo:hyphenation-ladder-count="no-limit" fo:text-indent="0cm" style:auto-text-indent="false">
        <style:tab-stops/>
      </style:paragraph-properties>
      <style:text-properties fo:hyphenate="false"/>
    </style:style>
    <style:style style:name="TOC_20_9" style:display-name="TOC 9" style:family="paragraph" style:parent-style-name="Normal" style:next-style-name="Normal" style:auto-update="true">
      <style:paragraph-properties fo:margin="100%" fo:margin-left="3.104cm" fo:margin-right="0cm" fo:margin-top="0cm" fo:margin-bottom="0cm" style:contextual-spacing="false" fo:hyphenation-ladder-count="no-limit" fo:text-indent="0cm" style:auto-text-indent="false">
        <style:tab-stops/>
      </style:paragraph-properties>
      <style:text-properties fo:hyphenate="false"/>
    </style:style>
    <style:style style:name="Heading_20_zonder_20_nummering" style:display-name="Heading zonder nummering" style:family="paragraph" style:parent-style-name="Heading_20_1" style:default-outline-level="1" style:list-style-name="">
      <style:paragraph-properties fo:hyphenation-ladder-count="no-limit"/>
      <style:text-properties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fo:language="nl" fo:country="NL" style:font-size-asian="8pt" style:language-asian="nl" style:country-asian="NL"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language="en" fo:country="US" style:language-asian="en" style:country-asian="US"/>
    </style:style>
    <style:style style:name="MT2" style:family="text">
      <style:text-properties fo:font-size="10pt" fo:language="en" fo:country="US" style:font-size-asian="10pt" style:language-asian="en" style:country-asian="US"/>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none" style:adjustment="left" style:rel-width="33%" style:color="#000000"/>
      </style:page-layout-properties>
      <style:header-style>
        <style:header-footer-properties fo:min-height="-6.592cm" fo:margin-left="0cm" fo:margin-right="0cm" fo:margin-bottom="0cm" style:dynamic-spacing="true"/>
      </style:header-style>
      <style:footer-style>
        <style:header-footer-properties fo:min-height="1.286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75cm" fo:margin-left="3cm" fo:margin-right="3cm" style:writing-mode="lr-tb" style:footnote-max-height="0cm">
        <style:footnote-sep style:width="0.018cm" style:line-style="none" style:adjustment="left" style:rel-width="33%" style:color="#000000"/>
      </style:page-layout-properties>
      <style:header-style>
        <style:header-footer-properties fo:min-height="2.251cm" fo:margin-left="0cm" fo:margin-right="0cm" fo:margin-bottom="0cm" style:dynamic-spacing="true"/>
      </style:header-style>
      <style:footer-style>
        <style:header-footer-properties fo:min-height="1.251cm" fo:margin-left="0cm" fo:margin-right="0cm" fo:margin-top="0cm" style:shadow="none" fo:background-color="transparent" style:dynamic-spacing="true">
          <style:background-image xlink:href="Pictures/10000000000002640000002F94FE0EA3.png" xlink:type="simple" xlink:actuate="onLoad" style:repeat="stretch"/>
        </style:header-footer-properties>
      </style:footer-style>
    </style:page-layout>
  </office:automatic-styles>
  <office:master-styles>
    <style:master-page style:name="Standard" style:page-layout-name="Mpm1"/>
    <style:master-page style:name="MP0" style:page-layout-name="Mpm2">
      <style:header>
        <text:p text:style-name="Header"/>
        <text:p text:style-name="Header"/>
        <text:p text:style-name="Header"><text:span text:style-name="Default_20_Paragraph_20_Font"><text:span text:style-name="MT1"/></text:span></text:p>
        <text:p text:style-name="Header"><draw:frame draw:style-name="Mfr1" draw:name="graphics1" text:anchor-type="paragraph" svg:x="0cm" svg:y="0.748cm" svg:width="15.998cm" svg:height="6.398cm" draw:z-index="0"><draw:image xlink:href="Pictures/100000000000025F000000FA58BA4012.png" xlink:type="simple" xlink:show="embed" xlink:actuate="onLoad"/></draw:frame><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style:header>
      <style:footer>
        <text:p text:style-name="Footer"/>
      </style:footer>
    </style:master-page>
    <style:master-page style:name="MP1" style:page-layout-name="Mpm3">
      <style:header>
        <text:p text:style-name="MP1"><draw:frame draw:style-name="Mfr2" draw:name="graphics5" text:anchor-type="paragraph" svg:x="12.065cm" svg:y="0.028cm" svg:width="2.819cm" style:rel-width="scale" svg:height="1.191cm" style:rel-height="scale" draw:z-index="11"><draw:image xlink:href="Pictures/200000540000CE9A00005506537DA45E.wmf" xlink:type="simple" xlink:show="embed" xlink:actuate="onLoad"/></draw:frame><text:span text:style-name="Default_20_Paragraph_20_Font"><text:span text:style-name="MT2"/></text:span></text:p>
      </style:header>
      <style:footer>
        <text:p text:style-name="Footer"><text:span text:style-name="Page_20_Number"/></text:p>
        <text:p text:style-name="Footer"><text:span text:style-name="Page_20_Number"/></text:p>
        <text:p text:style-name="Footer"><text:span text:style-name="Page_20_Number"><text:s text:c="12"/></text:span><text:span text:style-name="Page_20_Number">IRI</text:span><text:tab/><text:tab/> <text:s/><text:span text:style-name="Page_20_Number"><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Titel van het document</dc:title>
    <dc:description/>
    <dc:subject>Subtitel van het document</dc:subject>
    <meta:creation-date>2013-03-25T09:35:09.36</meta:creation-date>
    <meta:editing-cycles>39</meta:editing-cycles>
    <meta:editing-duration>PT1H48M44S</meta:editing-duration>
    <dc:date>2013-03-25T19:11:47.92</dc:date>
    <meta:document-statistic meta:table-count="2" meta:image-count="2" meta:object-count="0" meta:page-count="14" meta:paragraph-count="160" meta:word-count="805" meta:character-count="5082" meta:non-whitespace-character-count="4451"/>
  </office:meta>
</office:document-meta>
</file>